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1pt" style:font-size-asian="11pt" style:font-size-complex="11pt"/>
    </style:style>
    <style:style style:name="P2" style:family="paragraph" style:parent-style-name="Standard">
      <style:text-properties style:font-name="Arial Black" fo:font-size="11pt" officeooo:paragraph-rsid="00193d76" style:font-size-asian="11pt" style:font-size-complex="11pt"/>
    </style:style>
    <style:style style:name="P3" style:family="paragraph" style:parent-style-name="Standard">
      <style:text-properties style:font-name="Arial Black" fo:font-size="11pt" officeooo:rsid="001a2420" officeooo:paragraph-rsid="001a2420" style:font-size-asian="11pt" style:font-size-complex="11pt"/>
    </style:style>
    <style:style style:name="P4" style:family="paragraph" style:parent-style-name="Standard">
      <style:text-properties style:font-name="Arial Black" fo:font-size="11pt" officeooo:rsid="001a5b5f" officeooo:paragraph-rsid="001a5b5f" style:font-size-asian="11pt" style:font-size-complex="11pt"/>
    </style:style>
    <style:style style:name="P5" style:family="paragraph" style:parent-style-name="Standard">
      <style:text-properties style:font-name="Arial Black" fo:font-size="11pt" officeooo:rsid="001a9d44" officeooo:paragraph-rsid="001a9d44" style:font-size-asian="11pt" style:font-size-complex="11pt"/>
    </style:style>
    <style:style style:name="P6" style:family="paragraph" style:parent-style-name="Standard">
      <style:text-properties style:font-name="Arial Black" fo:font-size="11pt" officeooo:rsid="001c2209" officeooo:paragraph-rsid="001c2209" style:font-size-asian="11pt" style:font-size-complex="11pt"/>
    </style:style>
    <style:style style:name="T1" style:family="text">
      <style:text-properties officeooo:rsid="00193d76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Lucida Console" fo:font-size="9pt" style:font-size-asian="9pt"/>
    </style:style>
    <style:style style:name="T4" style:family="text">
      <style:text-properties style:use-window-font-color="true" loext:opacity="0%" style:font-name="Lucida Console" fo:font-size="9pt" officeooo:rsid="001d5d66" style:font-size-asian="9pt"/>
    </style:style>
    <style:style style:name="T5" style:family="text">
      <style:text-properties style:use-window-font-color="true" loext:opacity="0%" fo:font-size="9pt" style:font-size-asian="9pt"/>
    </style:style>
    <style:style style:name="T6" style:family="text">
      <style:text-properties style:use-window-font-color="true" loext:opacity="0%" fo:font-size="9pt" officeooo:rsid="001d5d66" style:font-size-asian="9pt"/>
    </style:style>
    <style:style style:name="T7" style:family="text">
      <style:text-properties style:use-window-font-color="true" loext:opacity="0%" officeooo:rsid="001d5d66"/>
    </style:style>
    <style:style style:name="T8" style:family="text">
      <style:text-properties style:font-name="Lucida Sans Unicode"/>
    </style:style>
    <style:style style:name="T9" style:family="text">
      <style:text-properties style:font-name="Arial Black"/>
    </style:style>
    <style:style style:name="T10" style:family="text">
      <style:text-properties style:font-name="Arial Black" fo:font-size="15pt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have ssh - forma segura e encriptada de conexão entre duas máquinas - reconhece sua máquina pela assinatura SSH</text:p>
      <text:p text:style-name="P1"/>
      <text:p text:style-name="P1">ssh-keygen -t ed25519 -c clisamax.gomes.dev@gmail.com</text:p>
      <text:p text:style-name="P1"/>
      <text:p text:style-name="P1">pasta onde fica a chave ssh:(/c/Users/maxke/.ssh/id_ed25519):</text:p>
      <text:p text:style-name="P1"/>
      <text:p text:style-name="P1">comando para mostrar o conteudo da chave : cat id_ed25519.pub</text:p>
      <text:p text:style-name="P1"/>
      <text:p text:style-name="P1">comando para starta: eval $(ssh-agent -s)</text:p>
      <text:p text:style-name="P1"><text:s/></text:p>
      <text:p text:style-name="P1">Comando para a chave privada descriptografe a chave publica: ssh-add id_ed25519</text:p>
      <text:p text:style-name="P1"/>
      <text:p text:style-name="P2">Para clonar um repositorio quando v<text:span text:style-name="T1">o</text:span>c<text:span text:style-name="T1">ê</text:span> tem uma ssh configurada na máquina vc deve clicar em </text:p>
      <text:p text:style-name="P2">&lt;&gt; code, e em clone selecionar a aba SSH.</text:p>
      <text:p text:style-name="P1"/>
      <text:p text:style-name="P1">&lt;!-- -a para mostrar arquivos ocultos --&gt;</text:p>
      <text:p text:style-name="P1"/>
      <text:p text:style-name="P1"/>
      <text:p text:style-name="P1"><text:s/><text:span text:style-name="T1">g</text:span>it config --global user.email "clisamax.gomes.dev@gmail.com"</text:p>
      <text:p text:style-name="P1"/>
      <text:p text:style-name="P1"><text:s/>git config --global user.name clisamax</text:p>
      <text:p text:style-name="P1"/>
      <text:p text:style-name="P1">add um commit : </text:p>
      <text:p text:style-name="P1">git add *</text:p>
      <text:p text:style-name="P1">git commit -m "texto do commit"</text:p>
      <text:p text:style-name="P1"/>
      <text:p text:style-name="P1">&lt;!-- comando para inicializar o git na pasta do repositório: git init --&gt;</text:p>
      <text:p text:style-name="P1"/>
      <text:p text:style-name="P1">&lt;!-- comando para clonar diretório : git clone + o endereço do arquivo →</text:p>
      <text:p text:style-name="P1"/>
      <text:p text:style-name="P3">git status <text:s/>-- verificar <text:s/>o status do arquivo no git</text:p>
      <text:p text:style-name="P3"/>
      <text:p text:style-name="P4">git add * -- adiciona tudo o que foi modificado</text:p>
      <text:p text:style-name="P3"/>
      <text:p text:style-name="P5">para apagar o e-mail configurado no git : git config –global –unset <text:s/>user.email</text:p>
      <text:p text:style-name="P5">para apagar o usuário confurado no git : git config –global –unset <text:s/>user.name</text:p>
      <text:p text:style-name="P5"/>
      <text:p text:style-name="P6">adicionar repositorio no git : git remote add origin http://</text:p>
      <text:p text:style-name="P6"/>
      <text:p text:style-name="P6">listar repositórios remotos : git remote -v</text:p>
      <text:p text:style-name="P6"/>
      <text:p text:style-name="P6"><text:span text:style-name="T7">dar push : </text:span><text:span text:style-name="T2">git push origin master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5:22:50.472000000</meta:creation-date>
    <dc:date>2022-06-02T17:57:50.612000000</dc:date>
    <meta:editing-duration>PT27M10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4" meta:word-count="213" meta:character-count="1275" meta:non-whitespace-character-count="1080"/>
  </office:meta>
</office:document-meta>
</file>